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withoutfill">
      <style:graphic-properties svg:stroke-width="0.2cm" svg:stroke-color="#ff3333" draw:marker-start-width="0.35cm" draw:marker-end="Arrow" draw:marker-end-width="0.45cm" draw:fill="none" draw:fill-color="#ffffff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0cm" svg:x="3cm" svg:y="3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9cm" svg:y1="3cm" svg:x2="9cm" svg:y2="13cm">
          <text:p text:style-name="P2"><text:measure text:kind="gap"/><text:measure text:kind="value">10</text:measure></text:p>
        </draw:measure>
        <draw:measure draw:style-name="gr2" draw:text-style-name="P1" draw:layer="measurelines" svg:x1="3cm" svg:y1="3cm" svg:x2="9cm" svg:y2="3cm">
          <text:p text:style-name="P2"><text:measure text:kind="gap"/>6<text:measure text:kind="gap"/></text:p>
        </draw:measure>
        <draw:custom-shape draw:style-name="gr1" draw:text-style-name="P1" draw:layer="layout" svg:width="2cm" svg:height="0.5cm" svg:x="5cm" svg:y="5.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5cm" svg:y1="6cm" svg:x2="7cm" svg:y2="6cm">
          <text:p text:style-name="P2"><text:measure text:kind="gap"/><text:measure text:kind="value">2</text:measure></text:p>
        </draw:measure>
        <draw:measure draw:style-name="gr2" draw:text-style-name="P1" draw:layer="measurelines" svg:x1="7cm" svg:y1="5.5cm" svg:x2="7cm" svg:y2="6cm">
          <text:p text:style-name="P2"><text:measure text:kind="gap"/><text:measure text:kind="value">0.5</text:measure></text:p>
        </draw:measure>
        <draw:measure draw:style-name="gr2" draw:text-style-name="P1" draw:layer="measurelines" svg:x1="5cm" svg:y1="6cm" svg:x2="3cm" svg:y2="6cm">
          <text:p text:style-name="P2"><text:measure text:kind="gap"/><text:measure text:kind="value">2</text:measure></text:p>
        </draw:measure>
        <draw:measure draw:style-name="gr2" draw:text-style-name="P1" draw:layer="measurelines" svg:x1="5cm" svg:y1="6cm" svg:x2="5cm" svg:y2="3cm">
          <text:p text:style-name="P2"><text:measure text:kind="gap"/><text:measure text:kind="value">3</text:measure></text:p>
        </draw:measure>
        <draw:line draw:style-name="gr3" draw:text-style-name="P1" draw:layer="layout" svg:x1="8cm" svg:y1="8.2cm" svg:x2="8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21:53:38.910000000</meta:creation-date>
    <dc:date>2014-04-27T03:09:09.909000000</dc:date>
    <meta:editing-duration>PT5H13M25S</meta:editing-duration>
    <meta:editing-cycles>2</meta:editing-cycles>
    <meta:generator>LibreOffice/4.2.0.4$Windows_x86 LibreOffice_project/05dceb5d363845f2cf968344d7adab8dcfb2ba71</meta:generator>
    <meta:document-statistic meta:object-count="9"/>
  </office:meta>
</office:document-meta>
</file>